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est" style:master-page-name="MP0" style:family="paragraph">
      <style:paragraph-properties fo:break-before="page" style:page-number="1"/>
    </style:style>
    <style:style style:name="T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8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1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" style:parent-style-name="Normální" style:family="paragraph">
      <style:paragraph-properties fo:margin-bottom="0in">
        <style:tab-stops>
          <style:tab-stop style:type="left" style:position="5.6104in"/>
        </style:tab-stops>
      </style:paragraph-properties>
    </style:style>
    <style:style style:name="T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3" style:parent-style-name="Normální" style:family="paragraph">
      <style:paragraph-properties fo:margin-bottom="0in">
        <style:tab-stops>
          <style:tab-stop style:type="left" style:position="4.9305in"/>
        </style:tab-stops>
      </style:paragraph-properties>
      <style:text-properties fo:font-weight="bold" style:font-weight-asian="bold" fo:font-style="italic" style:font-style-asian="italic" fo:text-transform="uppercase" fo:color="#000000" fo:font-size="12pt" style:font-size-asian="12pt" style:font-size-complex="12pt"/>
    </style:style>
    <style:style style:name="T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6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7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8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9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50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5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59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60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T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7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5" style:parent-style-name="Normální" style:family="paragraph">
      <style:text-properties fo:font-weight="bold" style:font-weight-asian="bold" style:font-weight-complex="bold" fo:font-size="14pt" style:font-size-asian="14pt" style:font-size-complex="14pt"/>
    </style:style>
    <style:style style:name="T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8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8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8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9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91" style:parent-style-name="Normální" style:family="paragraph"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T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0" style:parent-style-name="Odkazintenzivní" style:family="text">
      <style:text-properties fo:font-weight="normal" style:font-weight-asian="normal" fo:color="#FCDC17"/>
    </style:style>
    <style:style style:name="T10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0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6" style:parent-style-name="Normální" style:family="paragraph">
      <style:paragraph-properties fo:margin-bottom="0in">
        <style:tab-stops>
          <style:tab-stop style:type="left" style:position="5.290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1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1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9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T12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0" style:parent-style-name="Standardnípísmoodstavce" style:family="text">
      <style:text-properties fo:font-style="italic" style:font-style-asian="italic" fo:color="#000000"/>
    </style:style>
    <style:style style:name="T1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3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3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4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41" style:parent-style-name="Normální" style:family="paragraph">
      <style:paragraph-properties fo:margin-bottom="0in" fo:margin-left="0.4916in">
        <style:tab-stops/>
      </style:paragraph-properties>
    </style:style>
    <style:style style:name="T142" style:parent-style-name="Standardnípísmoodstavce" style:family="text"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43" style:parent-style-name="Standardnípísmoodstavce" style:family="text"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P144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5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5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5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6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7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5" style:parent-style-name="Normální" style:family="paragraph">
      <style:paragraph-properties fo:margin-bottom="0in" fo:margin-left="0.4916in">
        <style:tab-stops/>
      </style:paragraph-properties>
    </style:style>
    <style:style style:name="T1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8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8" style:parent-style-name="Normální" style:family="paragraph">
      <style:paragraph-properties fo:break-before="page"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0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4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2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9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000000"/>
    </style:style>
    <style:style style:name="T2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4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4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P245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5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5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5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5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7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9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6" style:parent-style-name="Normální" style:family="paragraph">
      <style:paragraph-properties fo:margin-bottom="0in">
        <style:tab-stops>
          <style:tab-stop style:type="left" style:position="5.1159in"/>
        </style:tab-stops>
      </style:paragraph-properties>
      <style:text-properties fo:font-weight="bold" style:font-weight-asian="bold" fo:text-transform="uppercase" fo:color="#000000" fo:font-size="12pt" style:font-size-asian="12pt" style:font-size-complex="12pt"/>
    </style:style>
    <style:style style:name="T2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1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6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317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T31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29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style:font-style-complex="italic" fo:text-transform="uppercase" fo:color="#000000" fo:font-size="14pt" style:font-size-asian="14pt" style:font-size-complex="14pt"/>
    </style:style>
    <style:style style:name="T3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5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7" style:parent-style-name="Normální" style:family="paragraph">
      <style:paragraph-properties fo:margin-bottom="0in" fo:margin-left="0.4916in">
        <style:tab-stops/>
      </style:paragraph-properties>
    </style:style>
    <style:style style:name="T358" style:parent-style-name="Standardnípísmoodstavce" style:family="text"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9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T36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7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7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7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7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78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P379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3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9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9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9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9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40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1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1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2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2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2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23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4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4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4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4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4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44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font-style="italic" style:font-style-asian="italic" fo:text-transform="uppercase" fo:color="#000000"/>
    </style:style>
    <style:style style:name="T4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56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P457" style:parent-style-name="Normální" style:family="paragraph">
      <style:paragraph-properties fo:break-before="page"/>
      <style:text-properties fo:font-weight="bold" style:font-weight-asian="bold" fo:text-transform="uppercase" fo:color="#000000" fo:font-size="14pt" style:font-size-asian="14pt" style:font-size-complex="14pt" fo:hyphenate="true"/>
    </style:style>
    <style:style style:name="P458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</style:style>
    <style:style style:name="T459" style:parent-style-name="Standardnípísmoodstavce" style:family="text">
      <style:text-properties fo:font-weight="bold" style:font-weight-asian="bold" style:font-weight-complex="bold" fo:color="#FCDC17" fo:font-size="16pt" style:font-size-asian="16pt" style:font-size-complex="16pt"/>
    </style:style>
    <style:style style:name="T460" style:parent-style-name="Standardnípísmoodstavce" style:family="text">
      <style:text-properties fo:font-weight="bold" style:font-weight-asian="bold" style:font-weight-complex="bold" fo:font-size="16pt" style:font-size-asian="16pt" style:font-size-complex="16pt"/>
    </style:style>
    <style:style style:name="T461" style:parent-style-name="Standardnípísmoodstavce" style:family="text">
      <style:text-properties fo:font-weight="bold" style:font-weight-asian="bold" style:font-weight-complex="bold" fo:color="#FCDC17" fo:font-size="16pt" style:font-size-asian="16pt" style:font-size-complex="16pt"/>
    </style:style>
    <style:style style:name="T4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505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5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18" style:parent-style-name="Odkazintenzivní" style:family="text">
      <style:text-properties fo:text-transform="uppercase" fo:font-variant="normal" fo:color="#FCDC17" fo:font-size="14pt" style:font-size-asian="14pt" style:font-size-complex="14pt"/>
    </style:style>
  </office:automatic-styles>
  <office:body>
    <office:text text:use-soft-page-breaks="true">
      <text:p text:style-name="P1">PŘEDKRMY - STARTERS - ЗАКУСКА- ANLASSER</text:p>
      <text:h text:style-name="Nadpis1" text:outline-level="1"><text:span text:style-name="T8">Houbová polévka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80,- Kč</text:span><text:span text:style-name="T17"><text:line-break/>Mushroom soup / Грибной суп / Pilzsuppe</text:span></text:h>
      <text:p text:style-name="P18">Brambory, cibule, mrkev, houby, smetana</text:p>
      <text:p text:style-name="P19">Potatoes, onion, carrot, mushroom, cream</text:p>
      <text:p text:style-name="P20">Картошка, лук, морковь, грибы, сметана</text:p>
      <text:p text:style-name="P21">KARTOFFELN, ZWIEBELN, KAROTTEN, CHAMPIGNONS, SAHNE</text:p>
      <text:p text:style-name="P22"/>
      <text:h text:style-name="Nadpis1" text:outline-level="1"><text:span text:style-name="T23">Denní polévka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50,- kč</text:span><text:span text:style-name="T32"><text:line-break/>Daily soup / ЕЖЕДНЕВНЫЙ СУП / Tagessuppe</text:span></text:h>
      <text:p text:style-name="P33"/>
      <text:h text:style-name="Nadpis1" text:outline-level="1"><text:span text:style-name="T34">Uzený pstruh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145,- kč smoked trout / КОПЧЕНАЯ ФОРЕЛЬ / RÄUCHERFORELLE</text:span></text:h>
      <text:p text:style-name="Normální"/>
      <text:h text:style-name="Nadpis1" text:outline-level="1"><text:span text:style-name="T43">RAJČATOVÁ MOZARELLA S DOMÁCÍM BAZALKOVÝM PESTEM</text:span><text:span text:style-name="T44"><text:tab/>130,- Kč</text:span><text:span text:style-name="T45"><text:line-break/>MOZARELLA AND TOMATO SALAD / САЛАТ ИЗ МОЦАРЕЛЛЫ И ПОМИДОРОВ / SALAT MIT MOZZARELLA UND TOMATEN</text:span></text:h>
      <text:p text:style-name="P46">pesto sauce, basil, rocket salad</text:p>
      <text:p text:style-name="P47">pesto omáčka, bazalka, rukolový salát</text:p>
      <text:p text:style-name="P48">Песто, базиллик , руккола салат</text:p>
      <text:p text:style-name="P49">Pesto-Sauce, Basilikum, Rucolasalat</text:p>
      <text:p text:style-name="P50"/>
      <text:h text:style-name="Nadpis1" text:outline-level="1"><text:span text:style-name="T51">LOSOSOVÝ TATARÁK S CITRONEM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215,- kč</text:span><text:span text:style-name="T57"><text:line-break/>SALMON TARTAR WITH lemon / LACHSTARTAR MIT ZITRONE / ТАРТАР ИЗ ЛОСОСЯ С ЛИМОНОМ</text:span></text:h>
      <text:p text:style-name="P58">rokula A OLIVOVÝ OLEJ, pazitkA a toast<text:line-break/>rocket salad and olive oil, TOAST<text:line-break/>РУКОЛОЙ И ОЛИВКОВЫМ МАСЛОМ, ЧИВИ И ТОСТОМ</text:p>
      <text:p text:style-name="P59">Rucolasalat UND OLIVENÖL, toast</text:p>
      <text:p text:style-name="P60"/>
      <text:p text:style-name="test">HLAVNÍ MENU - MAIN MENU - ГЛАВНОЕ БЛЮДО - HAUPTMENÜ</text:p>
      <text:h text:style-name="Nadpis1" text:outline-level="1"><text:span text:style-name="T61">Jehněčí kolínkO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450,- Kč</text:span><text:span text:style-name="T70"><text:line-break/>Lamb knee / Колено ягненка / Lamm Haxe</text:span></text:h>
      <text:p text:style-name="P71">Listový špenát, pečené brambory</text:p>
      <text:p text:style-name="P72">Leafy spinach, roasted potatoes</text:p>
      <text:p text:style-name="P73">Листовой шпинат, жареный картофель</text:p>
      <text:p text:style-name="P74">Blattspinat, Bratkartoffeln</text:p>
      <text:p text:style-name="P75"/>
      <text:h text:style-name="Nadpis1" text:outline-level="1"><text:span text:style-name="T76">RUMP STEAK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400,-Kč</text:span><text:span text:style-name="T86"><text:line-break/>РУМП СТЕЙК / RUMPSTEAK</text:span></text:h>
      <text:p text:style-name="P87">Pečené brambory,tatarská omáčka</text:p>
      <text:p text:style-name="P88">Grilled potato, tartare sauce</text:p>
      <text:p text:style-name="P89">Жареная картошка, татарский СОУС</text:p>
      <text:p text:style-name="P90">Grillkartoffel, Tartar SOSSE</text:p>
      <text:p text:style-name="P91"/>
      <text:h text:style-name="Nadpis1" text:outline-level="1"><text:bookmark-start text:name="_Hlk111739887"/><text:span text:style-name="T92">PEČENÁ KACHNA</text:span><text:bookmark-end text:name="_Hlk111739887"/><text:span text:style-name="T93"><text:s/>s BRAMBOREM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290,-Kč</text:span><text:span text:style-name="T99"><text:line-break/>GRILLED DUCK / ЖАРЕНАЯ УТКА / GEGRILLTE</text:span><text:span text:style-name="T100"><text:s/></text:span><text:span text:style-name="T101">ENTE</text:span></text:h>
      <text:p text:style-name="P102">Pečené brambory, zeleninová obloha</text:p>
      <text:p text:style-name="P103">Grilled potato, garden salad</text:p>
      <text:p text:style-name="P104"><text:bookmark-start text:name="_Hlk110373704"/>Жареная<text:bookmark-end text:name="_Hlk110373704"/><text:s/>картошка, свежие овощи</text:p>
      <text:p text:style-name="P105">Grillkartoffeln, Gartensalat</text:p>
      <text:p text:style-name="P106"/>
      <text:h text:style-name="Nadpis1" text:outline-level="1"><text:span text:style-name="T107">PEČENÁ KACHNA s knedlíky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290,-Kč</text:span><text:span text:style-name="T114"><text:line-break/>GRILLED DUCK / ЖАРЕНАЯ УТКА / GEGRILLTE ENTE</text:span></text:h>
      <text:p text:style-name="P115">COOKED CABBAGE, DUMPLINGS</text:p>
      <text:p text:style-name="P116">knedlíky a zelí</text:p>
      <text:p text:style-name="P117">ВАРЕННАЯ КАПУСТА, ПЕЛЬМЕНИ</text:p>
      <text:p text:style-name="P118">GEKOCHTER KOHL, KNÖDEl</text:p>
      <text:p text:style-name="P119"/>
      <text:h text:style-name="Nadpis1" text:outline-level="1"><text:span text:style-name="T120">hOVĚZI GULAŠ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240,-kč</text:span><text:span text:style-name="T129"><text:line-break/>BEEF GOULASH / ГУЛЯШ ИЗ ГОВЯДИНЫ / RINDERGULASCH</text:span><text:span text:style-name="T130"><text:tab/></text:span></text:h>
      <text:h text:style-name="Nadpis1" text:outline-level="1"><text:span text:style-name="T131">HOVĚZÍ MASO NA THAJSKÝ ZPŮSOB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325,-Kč</text:span><text:span text:style-name="T137"><text:line-break/>THAI STYLE FRIED BEEF / ЖАРЕНАЯ ГОВЯДИНА В ТАЙСКОМ СТИЛЕ / GEBRATENES RINDFLEISCH IM THAI-STIL</text:span></text:h>
      <text:p text:style-name="P138">Zelenina mix, fazolky, mrkev, brokolice</text:p>
      <text:p text:style-name="P139">Mixed vegetable, beans, carrot, brocolli</text:p>
      <text:p text:style-name="P140">Смешанные овощи</text:p>
      <text:p text:style-name="P141"><text:span text:style-name="T142">Gemischtes Gemüse, Bohnen, Karotten, Brokkoli</text:span><text:span text:style-name="T143"><text:tab/></text:span></text:p>
      <text:p text:style-name="P144"/>
      <text:h text:style-name="Nadpis1" text:outline-level="1"><text:span text:style-name="T145">telecí řízek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320,- kč</text:span><text:span text:style-name="T156"><text:line-break/>VEAL CUTLET / КОТЛЕТА ИЗ ТЕЛЯТИНЫ / KALBSSCHNITZEL</text:span></text:h>
      <text:p text:style-name="P157">Hranolky, salát</text:p>
      <text:p text:style-name="P158">FRIES, SALAD</text:p>
      <text:p text:style-name="P159">ФРИ, САЛАТ</text:p>
      <text:p text:style-name="P160">POMMES, SALAT<text:s/></text:p>
      <text:p text:style-name="test">KUŘECÍ – CHICKEN – КУРИЦА - HÄHNCHEN</text:p>
      <text:h text:style-name="Nadpis1" text:outline-level="1"><text:bookmark-start text:name="_Hlk111738112"/><text:span text:style-name="T161">GRILOVANÝ KUŘECÍ ŠPÍZ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250,-Kč</text:span><text:span text:style-name="T170"><text:line-break/>GRILLED CHICKEN SKEWERS / ГРИЛОВАНАЯ КУРИЦА НА ШАМПУРАХ / GEGRILLTE HÄHNCHENSPIEßE</text:span><text:bookmark-end text:name="_Hlk111738112"/></text:h>
      <text:p text:style-name="P171">Hranolky, barbecue sauce</text:p>
      <text:p text:style-name="P172">French fries, barbecue sauce</text:p>
      <text:p text:style-name="P173">Картошка фри, барбекю соус</text:p>
      <text:p text:style-name="P174">Pommes Frites, Barbecue-Sauce</text:p>
      <text:p text:style-name="P175"/>
      <text:h text:style-name="Nadpis1" text:outline-level="1"><text:span text:style-name="T176">Přírodní kapsa se sýrem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280,-kč</text:span><text:span text:style-name="T183"><text:line-break/>chicken with cheese / НАТУРАЛЬНЫЙ КАРМАН С СЫРОМ / NATÜRLICHE TASCHE MIT KÄSE</text:span></text:h>
      <text:p text:style-name="P184">Pečené brambory, salát</text:p>
      <text:p text:style-name="P185">BAKED POTATOES, SALAD</text:p>
      <text:p text:style-name="P186">ЗАПЕЧЕННЫЙ КАРТОФЕЛЬ, САЛАТ</text:p>
      <text:p text:style-name="P187">GEBACKENE KARTOFFELN, SALAT</text:p>
      <text:p text:style-name="P188"/>
      <text:h text:style-name="Nadpis1" text:outline-level="1"><text:bookmark-start text:name="_Hlk111738210"/><text:span text:style-name="T189">Kuřecí řízek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250,-KČ</text:span><text:span text:style-name="T199"><text:line-break/>Chicken cutlet / Куриная котлета / Hühnerschnitzel</text:span><text:bookmark-end text:name="_Hlk111738210"/></text:h>
      <text:p text:style-name="P200">FRENCH FRIES, SALAD, SAUCE</text:p>
      <text:p text:style-name="P201">HRANOLKY, SALÁT, OMÁČKA</text:p>
      <text:p text:style-name="P202">КАРТОФЕЛЬ ФРИ, САЛАТ, СОУС</text:p>
      <text:p text:style-name="P203">POMMES FRITES, SALAT, SAUCE</text:p>
      <text:p text:style-name="P204"/>
      <text:h text:style-name="Nadpis1" text:outline-level="1"><text:span text:style-name="T205">KUŘECÍ KŘÍDLA - 6/12 kusů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s text:c="9"/></text:span><text:span text:style-name="T212">90/165,-kč</text:span><text:span text:style-name="T213"><text:line-break/>chicken wings 6/12 PCS / КРЫЛЫШКИ ЦЫПЛЕНКА / HÜHNERFLÜGEL</text:span></text:h>
      <text:p text:style-name="test">RYBA-FISH-РЫБА- FISCHE</text:p>
      <text:h text:style-name="Nadpis1" text:outline-level="1"><text:span text:style-name="T214">GRILOVANÝ LOSOS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350,-Kč</text:span><text:span text:style-name="T224"><text:line-break/>GRILLED SALMON / ГРИЛОВАННЫЙ ЛОСОСЬ / GEGRILLTER LACHS</text:span></text:h>
      <text:p text:style-name="P225">Hranolky, salát</text:p>
      <text:p text:style-name="P226">French fries, salad<text:s/></text:p>
      <text:p text:style-name="P227">Картошка фри, САЛАТ<text:s/></text:p>
      <text:p text:style-name="P228">Pommes Frites, SALAT<text:s/></text:p>
      <text:p text:style-name="P229"/>
      <text:h text:style-name="Nadpis1" text:outline-level="1"><text:span text:style-name="T230">GRILOVANÝ LOSOS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350,-KČ</text:span><text:span text:style-name="T239"><text:line-break/>GRILLED SALMON / ГРИЛОВАННЫЙ ЛОСОСЬ / GEGRILLTER LACHS</text:span></text:h>
      <text:p text:style-name="P240"><text:bookmark-start text:name="_Hlk112165189"/>GRILOVANÉ BRAMBORY, míchaná zelenina, fazolky, mrkev A BROKOLICI</text:p>
      <text:p text:style-name="P241">grilled POTATOES, MIXED VEGETABLES, BEANS, CARROTS AND BROCCOLI</text:p>
      <text:p text:style-name="P242">КАРТОФЕЛЬ НА ГРИЛЕ, ОВОЩИ, ФАСОЛЬ, МОРКОВЬ И БРОККОЛИ</text:p>
      <text:p text:style-name="P243">GEGRILLTE KARTOFFELN, GEMISCHTES GEMÜSE, BOHNEN, KAROTTEN UND BROKKOL<text:bookmark-end text:name="_Hlk112165189"/></text:p>
      <text:p text:style-name="P244"/>
      <text:p text:style-name="P245"/>
      <text:h text:style-name="Nadpis1" text:outline-level="1"><text:span text:style-name="T246">PEČENÝ Pstruh S BYLINKAMI A MÁSLEM</text:span><text:span text:style-name="T247"><text:tab/></text:span><text:span text:style-name="T248"><text:tab/></text:span><text:span text:style-name="T249"><text:tab/></text:span><text:span text:style-name="T250"><text:tab/>300,-Kč</text:span><text:span text:style-name="T251"><text:line-break/>BAKED TROUT WITH HERBS AND BUTTER / ЗАПЕЧЕННАЯ ФОРЕЛЬ С ТРАВАМИ И МАСЛОМ / GEBACKENE FORELLE MIT KRÄUTERN UND BUTTER</text:span></text:h>
      <text:p text:style-name="P252">GRILOVANÉ BRAMBORY, míchaná zelenina, fazolky, mrkev A BROKOLICI</text:p>
      <text:p text:style-name="P253">grilled POTATOES, MIXED VEGETABLES, BEANS, CARROTS AND BROCCOLI</text:p>
      <text:p text:style-name="P254">КАРТОФЕЛЬ НА ГРИЛЕ, ОВОЩИ, ФАСОЛЬ, МОРКОВЬ И БРОККОЛИ</text:p>
      <text:p text:style-name="P255">GEGRILLTE KARTOFFELN, GEMISCHTES GEMÜSE, BOHNEN, KAROTTEN UND BROKKOLI</text:p>
      <text:p text:style-name="test">BIRYANI<text:s/>MENU</text:p>
      <text:h text:style-name="Nadpis1" text:outline-level="1"><text:span text:style-name="T256">KUŘECÍ BIRYANI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275,-Kč</text:span><text:span text:style-name="T265"><text:line-break/></text:span><text:span text:style-name="T266">CHICKEN BRYANI<text:s/></text:span><text:span text:style-name="T267">/</text:span><text:span text:style-name="T268"><text:s/>КУРИЦА БИРЬЯНИ<text:s/></text:span><text:span text:style-name="T269">/</text:span><text:span text:style-name="T270"><text:s/>HÜHNCHEN BIRYANI</text:span></text:h>
      <text:p text:style-name="P271">Basmati rýže, kari, zeleninový salát</text:p>
      <text:p text:style-name="P272">Basmati rice, curry spices, garden salad</text:p>
      <text:p text:style-name="P273">Басмати рис, карри специи, овощной салат</text:p>
      <text:p text:style-name="P274">Basmatireis, Currygewürze, Gartensalat</text:p>
      <text:p text:style-name="P275"/>
      <text:h text:style-name="Nadpis1" text:outline-level="1"><text:span text:style-name="T276">biryani KREVETAMI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350,- Kč</text:span><text:span text:style-name="T286"><text:line-break/></text:span><text:span text:style-name="T287">PRAWN biryani<text:s/></text:span><text:span text:style-name="T288">/</text:span><text:span text:style-name="T289"><text:s/>КРЕВЕТКИ БИРЬЯНИ<text:s/></text:span><text:span text:style-name="T290">/</text:span><text:span text:style-name="T291"><text:s/>GARNELEN biryani</text:span></text:h>
      <text:p text:style-name="P292">RÝŽE BASMATI, KOŘENÍ NA KARI, SALÁT A RAJČATA</text:p>
      <text:p text:style-name="P293">BASMATI RICE, CURRY SPICES, SALAD AND TOMATO</text:p>
      <text:p text:style-name="P294">РИС БАСМАТИ, СПЕЦИИ КАРРИ, САЛАТ И ПОМИДОРЫ</text:p>
      <text:p text:style-name="P295">BASMATI-REIS, CURRY-GEWÜRZE, SALAT UND TOMATEN</text:p>
      <text:p text:style-name="P296"/>
      <text:h text:style-name="Nadpis1" text:outline-level="1"><text:span text:style-name="T297">ZELENINOVÉ BIRYANI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250,-Kč</text:span><text:span text:style-name="T305"><text:line-break/></text:span><text:span text:style-name="T306">VEGETABLE BIRYANI</text:span><text:span text:style-name="T307"><text:s/>/<text:s/></text:span><text:span text:style-name="T308">ВЕГЕТАРИАНСКИЙ БИРЬЯН</text:span><text:span text:style-name="T309"><text:s/>/<text:s/></text:span><text:span text:style-name="T310">PFLANZLICHES BIRYANI</text:span></text:h>
      <text:p text:style-name="P311">Míchaná zelenina, zelené fazolky, mrkev, brokolice, kari koření</text:p>
      <text:p text:style-name="P312">Mixed vegetable, green beans, carrot,brocolli, curry spices</text:p>
      <text:p text:style-name="P313">Свежие овощи, фасоль, специи карри<text:s/></text:p>
      <text:p text:style-name="P314">Gemischtes Gemüse, grüne Bohnen, Karotten,</text:p>
      <text:p text:style-name="P315"><text:s/>Brokkoli, Currygewürze</text:p>
      <text:p text:style-name="P316"/>
      <text:p text:style-name="P317"/>
      <text:p text:style-name="test">TĚSTOVINY - PASTA<text:s/>–<text:s/>МАКАРОНЫ<text:s/>-<text:s/>GEWEBE</text:p>
      <text:h text:style-name="Nadpis1" text:outline-level="1"><text:span text:style-name="T318">těstoviny <text:s/>KUŘECÍm MASem a HOUBAMI</text:span><text:span text:style-name="T319"><text:tab/></text:span><text:span text:style-name="T320"><text:tab/></text:span><text:span text:style-name="T321"><text:tab/></text:span><text:span text:style-name="T322"><text:tab/>250,- Kč</text:span><text:span text:style-name="T323"><text:line-break/></text:span><text:span text:style-name="T324">PASTA, CHICKEN WITH MUSHROOM SAUCE<text:s/></text:span><text:span text:style-name="T325">/<text:s/></text:span><text:span text:style-name="T326">SКУРИЦА С ГРИБАМИ<text:s/></text:span><text:span text:style-name="T327">/</text:span><text:span text:style-name="T328"><text:s/>HÄHNCHEN MIT PILZSOßE</text:span></text:h>
      <text:p text:style-name="P329"/>
      <text:h text:style-name="Nadpis1" text:outline-level="1"><text:span text:style-name="T330">aglio olio těstoviny s</text:span><text:span text:style-name="T331"> </text:span><text:span text:style-name="T332">lososem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280,-KČ</text:span><text:span text:style-name="T338"><text:line-break/></text:span><text:span text:style-name="T339">AGLIO OLIO PASTA WITH SALMON<text:s/></text:span><text:span text:style-name="T340">/</text:span><text:span text:style-name="T341"><text:s/>ПАСТА AGLIO OLIO С ЛОСОСЕМ<text:s/></text:span><text:span text:style-name="T342">/</text:span><text:span text:style-name="T343"><text:s/>AGLIO OLIO TEIGWAREN MIT LACHS</text:span></text:h>
      <text:p text:style-name="test">VEGETARIANSKÉ – VEGETARIAN - ВЕГЕТАРИАНСКАЯ ЕДА - VEGETARIERIN</text:p>
      <text:h text:style-name="Nadpis1" text:outline-level="1"><text:span text:style-name="T344">HUMUS S GRILOVANÝMI BRAMBORY A ZELENINOU</text:span><text:span text:style-name="T345"><text:tab/></text:span><text:span text:style-name="T346"><text:tab/></text:span><text:span text:style-name="T347"><text:tab/>250,-Kč</text:span><text:span text:style-name="T348"><text:line-break/></text:span><text:span text:style-name="T349">HUMMUS WITH GRILLED POTATO AND MIXED VEGETABLES<text:s/></text:span><text:span text:style-name="T350">/</text:span><text:span text:style-name="T351"><text:s/>ХУММУС С ЖАРЕНОЙ КАРТОШКОЙ И СВЕЖИЕ ОВОЩИ<text:s/></text:span><text:span text:style-name="T352">/</text:span><text:span text:style-name="T353"><text:s/>HUMMUS MIT GRILLKARTOFFELN UND GEMISCHTEM GEMÜSE</text:span></text:h>
      <text:p text:style-name="P354">Fazole, mrkev, brokolice, salát, rajče, hummus</text:p>
      <text:p text:style-name="P355">BEANS, carrot, broccoli , salad, tomato, hummus</text:p>
      <text:p text:style-name="P356">Марковка, брокколи, паприка, оливковое масло</text:p>
      <text:p text:style-name="P357"><text:span text:style-name="T358">BOHNEN, Karotte, Brokkoli, Salat, Tomate, Hummus</text:span></text:p>
      <text:p text:style-name="P359"/>
      <text:h text:style-name="Nadpis1" text:outline-level="1"><text:span text:style-name="T360">smažený CAMEMBERT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175,-Kč</text:span><text:span text:style-name="T368"><text:line-break/></text:span><text:span text:style-name="T369">FRIED CAMEMBERT<text:s/></text:span><text:span text:style-name="T370">/</text:span><text:span text:style-name="T371"><text:s/>ЖАРЕНЫЙ<text:s/></text:span><text:span text:style-name="T372">/<text:s/></text:span><text:span text:style-name="T373">GEBRATENER CAMEMBERT<text:s/></text:span></text:h>
      <text:p text:style-name="P374">Hranolky, salát</text:p>
      <text:p text:style-name="P375">French fries, salad<text:s/></text:p>
      <text:p text:style-name="P376">Картошка фри, САЛАТ<text:s/></text:p>
      <text:p text:style-name="P377">Pommes Frites, SALAT<text:s/></text:p>
      <text:p text:style-name="P378"/>
      <text:p text:style-name="P379"/>
      <text:h text:style-name="Nadpis1" text:outline-level="1"><text:span text:style-name="T380">smažený sýr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190,-kč</text:span><text:span text:style-name="T390"><text:line-break/></text:span><text:span text:style-name="T391">FRIED CHEESE<text:s/></text:span><text:span text:style-name="T392">/</text:span><text:span text:style-name="T393"><text:s/>ЖАРЕНЫЙ СЫР<text:s/></text:span><text:span text:style-name="T394">/</text:span><text:span text:style-name="T395"><text:s/>panierte KÄSE<text:s/></text:span></text:h>
      <text:p text:style-name="P396">Hranolky, salát</text:p>
      <text:p text:style-name="P397">French fries, salad<text:s/></text:p>
      <text:p text:style-name="P398">Картошка фри, САЛАТ<text:s/></text:p>
      <text:p text:style-name="P399">Pommes Frites, SALAT<text:s/></text:p>
      <text:p text:style-name="test">SALÁTY<text:s/>-<text:s/>SALADS<text:s/>-<text:s/>САЛАТ - SALATE</text:p>
      <text:h text:style-name="Nadpis1" text:outline-level="1"><text:bookmark-start text:name="_Hlk111738277"/><text:span text:style-name="T400">SALÁT CAESAR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225,-Kč</text:span><text:span text:style-name="T409"><text:line-break/></text:span><text:span text:style-name="T410">CAESAR SALAD<text:s/></text:span><text:bookmark-start text:name="_Hlk110377905"/><text:span text:style-name="T411">/</text:span><text:span text:style-name="T412"><text:s/>САЛАТ<text:s/></text:span><text:bookmark-end text:name="_Hlk110377905"/><text:span text:style-name="T413">ЦЕЗАРЬ<text:s/></text:span><text:span text:style-name="T414">/</text:span><text:span text:style-name="T415"><text:s/>CAESAR</text:span><text:span text:style-name="T416"><text:s/></text:span><text:span text:style-name="T417">SALAT</text:span><text:bookmark-end text:name="_Hlk111738277"/></text:h>
      <text:p text:style-name="P418">Grilované kuře, salát, rajče, vařené vejce, parmesan</text:p>
      <text:p text:style-name="P419">Grilled chicken, salad, tomato, boiled egg, parmesan</text:p>
      <text:p text:style-name="P420">Курица гриль, салат, помидор, вареное яйцо, пармезан</text:p>
      <text:p text:style-name="P421">Gegrilltes Hähnchen, Salat, Tomate, gekochtes Ei,<text:s/></text:p>
      <text:p text:style-name="P422">Parmesan</text:p>
      <text:p text:style-name="P423"/>
      <text:h text:style-name="Nadpis1" text:outline-level="1"><text:span text:style-name="T424">ŘECKÝ SALÁT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tab/></text:span><text:span text:style-name="T433"><text:tab/>175,-Kč</text:span><text:span text:style-name="T434"><text:line-break/></text:span><text:span text:style-name="T435">GREEK SALAD<text:s/></text:span><text:span text:style-name="T436">/</text:span><text:span text:style-name="T437"><text:s/>ГРЕЧЕСКИЙ САЛАТ<text:s/></text:span><text:span text:style-name="T438">/</text:span><text:span text:style-name="T439"><text:s/>GRIECHISCHER SALAT<text:s/></text:span></text:h>
      <text:p text:style-name="P440">Feta sýr, rajče , okurka , cibule , paprika , olivy<text:s/></text:p>
      <text:p text:style-name="P441">Feta cheese, tomato, cucumber, onion, green pepper, olives</text:p>
      <text:p text:style-name="P442">Сыр фета, помидоры, орурец, <text:s/>лук репчатый, болгарский перец,<text:s/></text:p>
      <text:p text:style-name="P443">оливкиFeta-Käse, Tomate, Gurke, Zwiebel, grüne Paprika, Oliven</text:p>
      <text:p text:style-name="P444"/>
      <text:h text:style-name="Nadpis1" text:outline-level="1"><text:span text:style-name="T445">mix salát</text:span><text:span text:style-name="T446"><text:tab/></text:span><text:span text:style-name="T447"><text:tab/></text:span><text:span text:style-name="T448"><text:tab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145,- kč</text:span></text:h>
      <text:p text:style-name="P456"><text:s/></text:p>
      <text:p text:style-name="P457"/>
      <text:p text:style-name="P458"/>
      <text:p text:style-name="Výraznýcitát"><text:span text:style-name="T459">DĚTSKÉ MENU - CHILDREN'S MENU - ДЕТСКОЕ</text:span><text:span text:style-name="T460"><text:s/></text:span><text:span text:style-name="T461">МЕНЮ - KINDERMENÜ</text:span></text:p>
      <text:h text:style-name="Nadpis1" text:outline-level="1"><text:span text:style-name="T462">KUŘECÍ FILET A Hranolky</text:span><text:span text:style-name="T463"><text:tab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150, - Kč</text:span><text:line-break/><text:span text:style-name="T471">CHICKEN FILET AND FRENCH FRIES<text:s/></text:span><text:span text:style-name="T472">/</text:span><text:span text:style-name="T473"><text:s/>Куриное филе и картошка фри<text:s/></text:span><text:span text:style-name="T474">/</text:span><text:span text:style-name="T475"><text:s/>HÜHNERFILET UND POMMES FRITES</text:span></text:h>
      <text:p text:style-name="Normální"/>
      <text:h text:style-name="Nadpis1" text:outline-level="1"><text:span text:style-name="T476">HRANOLKY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65,- KČ</text:span><text:span text:style-name="T486"><text:line-break/></text:span><text:span text:style-name="T487">FRENCH FRIES<text:s/></text:span><text:span text:style-name="T488">/</text:span><text:span text:style-name="T489"><text:s/>ФРАНЦУЗСКАЯ КАРТОШКА ФРИ<text:s/></text:span><text:span text:style-name="T490">/</text:span><text:span text:style-name="T491"><text:s/>POMMES FRITTES</text:span></text:h>
      <text:p text:style-name="test">DEZERTY - DESSERT - ДЕССЕРТЫ</text:p>
      <text:h text:style-name="Nadpis1" text:outline-level="1"><text:span text:style-name="T492">CHEESCAKE S JAHODOVOU POLEVOU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90,-Kč</text:span><text:span text:style-name="T498"><text:line-break/></text:span><text:span text:style-name="T499">CHEESECAKE WITH STRAWBERRY SAUCE<text:s/></text:span><text:span text:style-name="T500">/</text:span><text:span text:style-name="T501"><text:s/>ЧИЗКЕЙК С КЛУБНИЧНЫМ СОУСОМ<text:s/></text:span><text:span text:style-name="T502">/</text:span><text:span text:style-name="T503"><text:s/></text:span><text:span text:style-name="T504">KÄSEKUCHEN MIT ERDBEERSAUCE</text:span></text:h>
      <text:p text:style-name="P505"/>
      <text:h text:style-name="Nadpis1" text:outline-level="1"><text:span text:style-name="T506">dezert dle denní nabídky</text:span><text:span text:style-name="T507"><text:tab/></text:span><text:span text:style-name="T508"><text:tab/></text:span><text:span text:style-name="T509"><text:tab/></text:span><text:span text:style-name="T510"><text:tab/></text:span><text:span text:style-name="T511"><text:tab/></text:span><text:span text:style-name="T512"><text:tab/>90,-Kč</text:span><text:span text:style-name="T513"><text:line-break/></text:span><text:span text:style-name="T514">DESSERT of the day<text:s/></text:span><text:span text:style-name="T515">/</text:span><text:span text:style-name="T516"><text:s/>ДЕСЕРТ В СООТВЕТСТВИИ С ДНЕВНЫМ ПРЕДЛОЖЕНИЕМ<text:s/></text:span><text:span text:style-name="T517">/</text:span><text:span text:style-name="T518"><text:s/>tages desert</text:span></text:h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ální" style:display-name="Normální" style:family="paragraph">
      <style:text-properties style:font-name-complex="Calibri" style:language-asian="cs" style:country-asian="CZ" fo:hyphenate="false"/>
    </style:style>
    <style:style style:name="Standardnípísmoodstavce" style:display-name="Standardní písmo odstavce" style:family="text"/>
    <style:style style:name="WW_CharLFO1LVL1" style:family="text">
      <style:text-properties fo:font-weight="normal" style:font-weight-asian="normal" style:font-weight-complex="normal" style:use-window-font-color="true" fo:font-size="16pt" style:font-size-asian="16pt" style:font-size-complex="16pt"/>
    </style:style>
    <text:list-style style:name="WW_OutlineListStyle_2" style:display-name="WW_OutlineListStyle_2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="Calibri" style:font-name-asian="Calibri" style:font-name-complex="Calibri" style:language-asian="cs" style:country-asian="CZ"/>
    </style:style>
    <style:style style:name="Výraznýcitát" style:display-name="Výrazný citát" style:family="paragraph" style:parent-style-name="Normální" style:next-style-name="Normální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VýraznýcitátChar" style:display-name="Výrazný citát Char" style:family="text" style:parent-style-name="Standardnípísmoodstavce">
      <style:text-properties style:font-name="Calibri" style:font-name-asian="Calibri" style:font-name-complex="Calibri" fo:font-style="italic" style:font-style-asian="italic" style:font-style-complex="italic" fo:color="#4472C4" style:language-asian="cs" style:country-asian="CZ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="Calibri" style:font-name-asian="Calibri" style:font-name-complex="Calibri" style:language-asian="cs" style:country-asian="CZ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 style:language-asian="cs" style:country-asian="CZ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 style:language-asian="cs" style:country-asian="CZ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 style:language-asian="cs" style:country-asian="CZ"/>
    </style:style>
    <style:style style:name="Nadpis4Char" style:display-name="Nadpis 4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2F5496" style:language-asian="cs" style:country-asian="CZ"/>
    </style:style>
    <style:style style:name="Nadpis5Char" style:display-name="Nadpis 5 Char" style:family="text" style:parent-style-name="Standardnípísmoodstavce">
      <style:text-properties style:font-name="Calibri Light" style:font-name-asian="Times New Roman" style:font-name-complex="Times New Roman" fo:color="#2F5496" style:language-asian="cs" style:country-asian="CZ"/>
    </style:style>
    <style:style style:name="Nadpis6Char" style:display-name="Nadpis 6 Char" style:family="text" style:parent-style-name="Standardnípísmoodstavce">
      <style:text-properties style:font-name="Calibri Light" style:font-name-asian="Times New Roman" style:font-name-complex="Times New Roman" fo:color="#1F3763" style:language-asian="cs" style:country-asian="CZ"/>
    </style:style>
    <style:style style:name="Nadpis7Char" style:display-name="Nadpis 7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1F3763" style:language-asian="cs" style:country-asian="CZ"/>
    </style:style>
    <style:style style:name="Nadpis8Char" style:display-name="Nadpis 8 Char" style:family="text" style:parent-style-name="Standardnípísmoodstavce">
      <style:text-properties style:font-name="Calibri Light" style:font-name-asian="Times New Roman" style:font-name-complex="Times New Roman" fo:color="#272727" fo:font-size="10.5pt" style:font-size-asian="10.5pt" style:font-size-complex="10.5pt" style:language-asian="cs" style:country-asian="CZ"/>
    </style:style>
    <style:style style:name="Nadpis9Char" style:display-name="Nadpis 9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style:language-asian="cs" style:country-asian="CZ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4472C4" fo:letter-spacing="0.0034in"/>
    </style:style>
    <style:style style:name="test" style:display-name="test" style:family="paragraph" style:parent-style-name="Výraznýcitát">
      <style:text-properties fo:font-weight="bold" style:font-weight-asian="bold" style:font-weight-complex="bold" fo:color="#FCDC17" fo:font-size="16pt" style:font-size-asian="16pt" style:font-size-complex="16pt" fo:hyphenate="false"/>
    </style:style>
    <style:style style:name="VýraznýcitátChar1" style:display-name="Výrazný citát Char1" style:family="text" style:parent-style-name="Standardnípísmoodstavce">
      <style:text-properties style:font-name-complex="Calibri" fo:font-style="italic" style:font-style-asian="italic" style:font-style-complex="italic" fo:color="#4472C4" style:language-asian="cs" style:country-asian="CZ"/>
    </style:style>
    <style:style style:name="testChar" style:display-name="test Char" style:family="text" style:parent-style-name="VýraznýcitátChar1">
      <style:text-properties style:font-name-complex="Calibri" fo:font-weight="bold" style:font-weight-asian="bold" style:font-weight-complex="bold" fo:font-style="italic" style:font-style-asian="italic" style:font-style-complex="italic" fo:color="#FCDC17" fo:font-size="16pt" style:font-size-asian="16pt" style:font-size-complex="16pt" style:language-asian="cs" style:country-asian="CZ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WW_CharLFO2LVL1" style:family="text">
      <style:text-properties style:use-window-font-color="true" fo:font-size="16pt" style:font-size-asian="16pt" style:font-size-complex="16pt"/>
    </style:style>
    <text:list-style style:name="WW_OutlineListStyle_1" style:display-name="WW_OutlineListStyle_1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use-window-font-color="true" fo:font-size="16pt" style:font-size-asian="16pt" style:font-size-complex="16pt"/>
    </style:style>
    <text:outline-style style:name="WW_OutlineListStyle_3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color="#FCDC17" fo:font-size="16pt" style:font-size-asian="16pt" style:font-size-complex="16pt"/>
    </style:style>
    <style:style style:name="T4" style:parent-style-name="Standardnípísmoodstavce" style:family="text">
      <style:text-properties fo:font-weight="bold" style:font-weight-asian="bold" fo:text-transform="uppercase" fo:color="#FCDC17" fo:font-size="16pt" style:font-size-asian="16pt" style:font-size-complex="16pt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fo:font-weight="bold" style:font-weight-asian="bold" fo:text-transform="uppercase" fo:color="#FCDC17" fo:font-size="26pt" style:font-size-asian="26pt" style:font-size-complex="26pt" style:text-underline-type="single" style:text-underline-style="solid" style:text-underline-width="auto" style:text-underline-mode="continuous"/>
    </style:style>
    <style:style style:name="P7" style:parent-style-name="Zápatí" style:family="paragraph">
      <style:paragraph-properties fo:text-indent="1.475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Obrázek 3" text:anchor-type="paragraph" svg:x="0in" svg:y="-0.04331in" svg:width="0.90752in" svg:height="1.0498in" style:rel-width="scale" style:rel-height="scale"><draw:image xlink:href="media/image1.png" xlink:type="simple" xlink:show="embed" xlink:actuate="onLoad"/><svg:title/><svg:desc/></draw:frame></text:span><text:span text:style-name="T4"><text:s text:c="3"/>Vítejte v restauraci <text:s text:c="3"/></text:span></text:p>
        <text:p text:style-name="P5"><text:span text:style-name="T6">U ZLATÉ KACHNY</text:span></text:p>
      </style:header>
      <style:footer>
        <text:p text:style-name="P7"><draw:frame draw:z-index="251661312" draw:style-name="a1" draw:name="Obrázek 2" text:anchor-type="paragraph" svg:x="-0.02289in" svg:y="0.09171in" svg:width="0.53774in" svg:height="0.53774in" style:rel-width="scale" style:rel-height="scale"><draw:image xlink:href="media/image2.png" xlink:type="simple" xlink:show="embed" xlink:actuate="onLoad"/><svg:title/><svg:desc/></draw:frame><draw:frame draw:z-index="251660288" draw:style-name="a2" draw:name="Obrázek 4" text:anchor-type="paragraph" svg:x="0.57053in" svg:y="0.00069in" svg:width="0.72642in" svg:height="0.72642in" style:rel-width="scale" style:rel-height="scale"><draw:image xlink:href="media/image3.png" xlink:type="simple" xlink:show="embed" xlink:actuate="onLoad"/><svg:title/><svg:desc/></draw:frame>Facebook:<text:s/><text:a xlink:href="https://facebook.com/u.zlate.kachny.vary" office:target-frame-name="_top" xlink:show="replace"><text:span text:style-name="Hypertextovýodkaz">https://facebook.com/u.zlate.kachny.vary</text:span></text:a><text:tab/>Strana:<text:page-number text:fixed="false">2</text:page-number></text:p>
        <text:p text:style-name="Zápatí"><text:s text:c="43"/>Webové stránky:<text:s/><text:a xlink:href="https://uzlatekachny.com" office:target-frame-name="_top" xlink:show="replace"><text:span text:style-name="Hypertextovýodkaz">https://uzlatekachny.com</text:span></text:a></text:p>
        <text:p text:style-name="Zápatí"><text:tab/><text:s text:c="28"/>Elektronická verze tohoto menu:<text:s/><text:a xlink:href="https://uzlatekachny.com/menu.pdf" office:target-frame-name="_top" xlink:show="replace"><text:span text:style-name="Hypertextovýodkaz">https://uzlatekachny.com/menu.pdf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b</meta:initial-creator>
    <dc:creator>NĚMEC Jiří (EQUANS CZ)</dc:creator>
    <meta:creation-date>2022-10-26T06:54:00Z</meta:creation-date>
    <dc:date>2022-11-01T13:07:00Z</dc:date>
    <meta:print-date>2022-11-01T13:01:00Z</meta:print-date>
    <meta:template xlink:href="Normal.dotm" xlink:type="simple"/>
    <meta:editing-cycles>56</meta:editing-cycles>
    <meta:editing-duration>PT12360S</meta:editing-duration>
    <meta:user-defined meta:name="MSIP_Label_64a238cc-6af3-4341-9d32-201b7e04331f_Enabled">true</meta:user-defined>
    <meta:user-defined meta:name="MSIP_Label_64a238cc-6af3-4341-9d32-201b7e04331f_SetDate">2022-10-26T06:53:15Z</meta:user-defined>
    <meta:user-defined meta:name="MSIP_Label_64a238cc-6af3-4341-9d32-201b7e04331f_Method">Standard</meta:user-defined>
    <meta:user-defined meta:name="MSIP_Label_64a238cc-6af3-4341-9d32-201b7e04331f_Name">Internal</meta:user-defined>
    <meta:user-defined meta:name="MSIP_Label_64a238cc-6af3-4341-9d32-201b7e04331f_SiteId">09ebfde1-6505-4c31-942f-18875ff0189d</meta:user-defined>
    <meta:user-defined meta:name="MSIP_Label_64a238cc-6af3-4341-9d32-201b7e04331f_ActionId">5b9e94cd-190d-41a3-8b05-71baa96a46bb</meta:user-defined>
    <meta:user-defined meta:name="MSIP_Label_64a238cc-6af3-4341-9d32-201b7e04331f_ContentBits">0</meta:user-defined>
    <meta:document-statistic meta:page-count="8" meta:paragraph-count="14" meta:word-count="1039" meta:character-count="7158" meta:row-count="51" meta:non-whitespace-character-count="6133"/>
  </office:meta>
</office:document-meta>
</file>